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style:text-underline-style="none" fo:font-weight="bold" officeooo:rsid="0e73ccec" officeooo:paragraph-rsid="226efac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officeooo:paragraph-rsid="2268b5d8"/>
    </style:style>
    <style:style style:name="P3" style:family="paragraph" style:parent-style-name="Standard" style:list-style-name="L1">
      <style:text-properties fo:color="#333333" officeooo:paragraph-rsid="2266e9a7"/>
    </style:style>
    <style:style style:name="P4" style:family="paragraph" style:parent-style-name="Standard">
      <style:text-properties fo:color="#333333" style:font-name="標楷體1" fo:font-size="17pt" style:text-underline-style="none" fo:font-weight="bold" officeooo:rsid="17cb7444" officeooo:paragraph-rsid="1d9dffa5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style:text-underline-style="none" fo:font-weight="bold" officeooo:rsid="225e69ee" officeooo:paragraph-rsid="226625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style:text-underline-style="none" fo:font-weight="bold" officeooo:rsid="225e69ee" officeooo:paragraph-rsid="226751c9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68b5d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737db5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77f9bd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7e0ae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7fa4c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8525d3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8d8e24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8e13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8f62cc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0258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027b8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3f53a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6ddd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76b71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912e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c13c9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9fb2e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a48919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a50d2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a7e2b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a9f87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af5b71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b2d40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2b48f6a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2263df64" officeooo:paragraph-rsid="226cb2c1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226d137c" officeooo:paragraph-rsid="22a14d84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111111" style:font-name="標楷體1" fo:font-size="17pt" fo:font-weight="bold" officeooo:rsid="0e73ccec" officeooo:paragraph-rsid="226efac9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111111" style:font-name="標楷體1" fo:font-size="17pt" style:text-underline-style="none" fo:font-weight="bold" officeooo:rsid="0e73ccec" officeooo:paragraph-rsid="226efac9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style:font-name="標楷體1" fo:font-size="17pt" style:text-underline-style="none" fo:font-weight="bold" officeooo:rsid="225cb814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style:text-underline-style="none" fo:font-weight="bold" officeooo:rsid="2263df64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style:text-underline-style="none" fo:font-weight="bold" officeooo:rsid="2265b099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style:text-underline-style="none" fo:font-weight="bold" officeooo:rsid="2268b5d8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officeooo:rsid="225cb814"/>
    </style:style>
    <style:style style:name="T7" style:family="text">
      <style:text-properties style:font-name="標楷體" officeooo:rsid="2293f53a" style:font-name-asian="標楷體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本文件 是 用來 暫時存放 的 文件。</text:p>
      <text:p text:style-name="P33">本文件 的 內容 是 尚未 分類 的 內容。</text:p>
      <text:p text:style-name="P33">本文件 的 內容 是 尚未 分類到 某一特定 類別文件 的 內容。</text:p>
      <text:p text:style-name="P34">本文件的內容是 暫時 以本文件的 標題 做 分類。</text:p>
      <text:p text:style-name="P1"/>
      <text:list xml:id="list3315778035" text:style-name="L1">
        <text:list-item>
          <text:p text:style-name="P7"><text:bookmark-start text:name="宗量層級 與 尺度"/>宗量層級 與 尺度<text:bookmark-end text:name="宗量層級 與 尺度"/></text:p>
          <text:list>
            <text:list-item>
              <text:p text:style-name="P2"><text:span text:style-name="T2">通常，&lt;?</text:span><text:span text:style-name="T3">a&gt;個體的</text:span><text:span text:style-name="T2">尺度</text:span><text:span text:style-name="T3"> &gt; &lt;?a-</text:span><text:span text:style-name="T4">1</text:span><text:span text:style-name="T3">&gt;個體的</text:span><text:span text:style-name="T2">尺度</text:span><text:span text:style-name="T3">。</text:span></text:p>
              <text:list>
                <text:list-item>
                  <text:p text:style-name="P2"><text:span text:style-name="T2">通常，&lt;?</text:span><text:span text:style-name="T3">a&gt;個體的</text:span><text:span text:style-name="T2">尺度</text:span><text:span text:style-name="T3"> &gt;&gt;&gt;&gt;&gt;&gt;&gt;&gt;&gt;&gt; &lt;?a-</text:span><text:span text:style-name="T4">1</text:span><text:span text:style-name="T3">&gt;個體的</text:span><text:span text:style-name="T2">尺度</text:span><text:span text:style-name="T3">。</text:span></text:p>
                  <text:list>
                    <text:list-item>
                      <text:p text:style-name="P31">&gt;&gt;&gt;&gt;&gt;&gt;&gt;&gt;&gt;&gt; 是 極端大於。</text:p>
                    </text:list-item>
                  </text:list>
                </text:list-item>
              </text:list>
            </text:list-item>
            <text:list-item>
              <text:p text:style-name="P3"><text:span text:style-name="T2">假定，&lt;?</text:span><text:span text:style-name="T3">a&gt;個體的</text:span><text:span text:style-name="T2">尺度</text:span><text:span text:style-name="T3"> &lt;</text:span><text:span text:style-name="T5">=</text:span><text:span text:style-name="T3"> &lt;?a-</text:span><text:span text:style-name="T4">1</text:span><text:span text:style-name="T3">&gt;個體的</text:span><text:span text:style-name="T2">尺度</text:span><text:span text:style-name="T3">。</text:span></text:p>
              <text:list>
                <text:list-item>
                  <text:p text:style-name="P5">該<text:span text:style-name="T6">&lt;?a&gt;個體 無法 完整蘊含 該&lt;?a-1&gt;個體。</text:span></text:p>
                </text:list-item>
                <text:list-item>
                  <text:p text:style-name="P6">多個<text:span text:style-name="T6">&lt;?a&gt;個體、&lt;?a&gt;個體群 有機率 聯合、完整 蘊含 該&lt;?a-1&gt;個體。</text:span></text:p>
                </text:list-item>
              </text:list>
            </text:list-item>
          </text:list>
        </text:list-item>
        <text:list-item>
          <text:p text:style-name="P32"><text:bookmark-start text:name="宗量層級 與 蘊含飽和現象"/><text:span text:style-name="T6">宗</text:span>量層級 與 <text:span text:style-name="T6">蘊含</text:span>飽和現象<text:bookmark-end text:name="宗量層級 與 蘊含飽和現象"/></text:p>
          <text:list>
            <text:list-item>
              <text:p text:style-name="P11">&lt;?a&gt;個體 有機率 蘊含、反蘊含</text:p>
            </text:list-item>
            <text:list-item>
              <text:p text:style-name="P23">蘊含未飽和現象 是 &lt;?a&gt;個體 有機率蘊含更多 &lt;?a-1&gt;個體 的 現象。</text:p>
              <text:list>
                <text:list-item>
                  <text:p text:style-name="P19">&lt;?a&gt;個體狀態 是 彈性體狀態。</text:p>
                </text:list-item>
              </text:list>
            </text:list-item>
            <text:list-item>
              <text:p text:style-name="P23">蘊含飽和現象 是 &lt;?a&gt;個體 無法蘊含更多 &lt;?a-1&gt;個體 的 現象。</text:p>
              <text:list>
                <text:list-item>
                  <text:p text:style-name="P19">&lt;?a&gt;個體狀態 是 塑性體狀態。</text:p>
                </text:list-item>
              </text:list>
            </text:list-item>
            <text:list-item>
              <text:p text:style-name="P23">蘊含過飽和現象 是 &lt;?a&gt;個體 有機率反蘊含更多 &lt;?a-1&gt;個體 的 現象。</text:p>
              <text:list>
                <text:list-item>
                  <text:p text:style-name="P8">反蘊含 是 析出。</text:p>
                </text:list-item>
                <text:list-item>
                  <text:p text:style-name="P9">反蘊含更多 是 反蘊含速率 更高於 蘊含速率。</text:p>
                </text:list-item>
                <text:list-item>
                  <text:p text:style-name="P9">抽象例子，只要 其他個體的&lt;?a-1&gt;個體濃度 低於 該個體蘊含的&lt;?a-1&gt;個體濃度。</text:p>
                  <text:list>
                    <text:list-item>
                      <text:p text:style-name="P10">抽象例子，只要 環境的&lt;?a-1&gt;個體濃度 低於 該個體蘊含的&lt;?a-1&gt;個體濃度。</text:p>
                    </text:list-item>
                  </text:list>
                </text:list-item>
                <text:list-item>
                  <text:p text:style-name="P20">&lt;?a&gt;個體狀態 是 斷裂體狀態。</text:p>
                </text:list-item>
                <text:list-item>
                  <text:p text:style-name="P20">&lt;?a&gt;個體 產生 崩塌、自滅 的 現象。</text:p>
                  <text:list>
                    <text:list-item>
                      <text:p text:style-name="P12">&lt;?a&gt;個體 越過飽和，崩塌、自滅 機率 越高。</text:p>
                    </text:list-item>
                  </text:list>
                </text:list-item>
              </text:list>
            </text:list-item>
            <text:list-item>
              <text:p text:style-name="P28">明顯例子，鋼筋 蘊含 力。<text:span text:style-name="T1">（明顯例子，鋼筋 是 樹木、個體，力 是 人類認定的 靈性）</text:span></text:p>
              <text:list>
                <text:list-item>
                  <text:p text:style-name="P24">蘊含未飽和現象，力的強度、鋼筋的形變 的 關係曲線 是 線性曲線。</text:p>
                  <text:list>
                    <text:list-item>
                      <text:p text:style-name="P27">明顯例子，力的強度 越大，鋼筋的形變 越大。</text:p>
                    </text:list-item>
                    <text:list-item>
                      <text:p text:style-name="P29">鋼筋 發生 線性形變現象。<text:span text:style-name="T1">（明顯例子，樹木的 縱向發展、橫向發展 是 定命、命運）</text:span></text:p>
                    </text:list-item>
                    <text:list-item>
                      <text:p text:style-name="P13">彈性體。</text:p>
                      <text:list>
                        <text:list-item>
                          <text:p text:style-name="P26">鋼筋 沒有蘊含 力 之後，鋼筋 逐漸恢復到 原始狀態。</text:p>
                          <text:list>
                            <text:list-item>
                              <text:p text:style-name="P14">當下的鋼筋形變、原始的鋼筋形變 的 穩態誤差，無限趨近於 零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蘊含飽和現象，力的強度、鋼筋的形變 的 關係曲線 是 非線性曲線。</text:p>
                  <text:list>
                    <text:list-item>
                      <text:p text:style-name="P24">鋼筋 發生 不可逆形變現象。</text:p>
                      <text:list>
                        <text:list-item>
                          <text:p text:style-name="P21">不可逆形變現象 是 鋼筋（本身）無法 自然恢復到 原始狀態。</text:p>
                          <text:list>
                            <text:list-item>
                              <text:p text:style-name="P22">不可逆形變現象 是 鋼筋 無法藉由 自己的內在物質 恢復到 原始狀態。</text:p>
                            </text:list-item>
                            <text:list-item>
                              <text:p text:style-name="P22">不可逆形變現象 是 鋼筋 無法藉由 自己的內在物質 自然恢復到 原始狀態。</text:p>
                            </text:list-item>
                            <text:list-item>
                              <text:p text:style-name="P21">不可逆形變現象 是 沒有外力的干涉，鋼筋 無法恢復到 原始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塑性體。</text:p>
                      <text:list>
                        <text:list-item>
                          <text:p text:style-name="P15">鋼筋 沒有蘊含 力 之後，鋼筋 逐漸恢復，鋼筋 無法恢復到 原始狀態。</text:p>
                          <text:list>
                            <text:list-item>
                              <text:p text:style-name="P16">當下的鋼筋形變、原始的鋼筋形變 的 穩態誤差，大於 零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蘊含過飽和現象，力的強度、鋼筋的形變 的 關係曲線 是 斷裂曲線。</text:p>
                  <text:list>
                    <text:list-item>
                      <text:p text:style-name="P24">鋼筋 發生 斷裂形變現象。</text:p>
                    </text:list-item>
                    <text:list-item>
                      <text:p text:style-name="P17">斷裂體。</text:p>
                      <text:list>
                        <text:list-item>
                          <text:p text:style-name="P25">鋼筋 沒有蘊含 力 之後，鋼筋 無法恢復。</text:p>
                          <text:list>
                            <text:list-item>
                              <text:p text:style-name="P25">鋼筋 無法從 斷裂狀態 恢復到 原始狀態。</text:p>
                            </text:list-item>
                            <text:list-item>
                              <text:p text:style-name="P18">當下的鋼筋形變、原始的鋼筋形變 的 穩態誤差，無限趨近於 <text:span text:style-name="T7">∞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12-12T18:44:40.545000000</dc:date>
    <meta:editing-duration>P11DT14H38M25S</meta:editing-duration>
    <meta:editing-cycles>8020</meta:editing-cycles>
    <meta:document-statistic meta:table-count="0" meta:image-count="0" meta:object-count="0" meta:page-count="1" meta:paragraph-count="47" meta:word-count="966" meta:character-count="1301" meta:non-whitespace-character-count="1133"/>
  </office:meta>
</office:document-meta>
</file>